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47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338cm" fo:min-width="2.4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1.5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557cm"/>
      <style:paragraph-properties style:writing-mode="lr-tb"/>
    </style:style>
    <style:style style:name="gr6" style:family="graphic" style:parent-style-name="standard">
      <style:graphic-properties svg:stroke-color="#000000" draw:fill-color="#999999" draw:textarea-horizontal-align="justify" draw:textarea-vertical-align="middle" draw:auto-grow-height="false" fo:min-height="0.12cm" fo:min-width="0.0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0.4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34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35" draw:marker-end-width="0.3cm" draw:fill="none" draw:textarea-vertical-align="middle"/>
    </style:style>
    <style:style style:name="gr11" style:family="graphic" style:parent-style-name="standard">
      <style:graphic-properties svg:stroke-color="#111111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338cm" fo:min-width="1.889cm"/>
    </style:style>
    <style:style style:name="gr13" style:family="graphic" style:parent-style-name="standard">
      <style:graphic-properties svg:stroke-color="#000000" draw:fill-color="#999999" draw:textarea-horizontal-align="justify" draw:textarea-vertical-align="middle" draw:auto-grow-height="false" fo:min-height="0.371cm" fo:min-width="0.7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2cm" fo:min-width="1.1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1.557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36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37" draw:marker-end-width="0.3cm" draw:fill="none" draw:textarea-vertical-align="middle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0.535cm" fo:min-width="0.2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cm" fo:min-width="0.518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39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41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42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43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44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6pt"/>
    </style:style>
    <style:style style:name="P7" style:family="paragraph">
      <style:text-properties fo:font-size="11pt"/>
    </style:style>
    <style:style style:name="P8" style:family="paragraph">
      <loext:graphic-properties draw:fill="none" draw:fill-color="#ffffff"/>
      <style:text-properties fo:font-size="11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8.712cm" svg:y1="7.426cm" svg:x2="1.786cm" svg:y2="5.286cm" draw:start-shape="id1" draw:end-shape="id2" draw:end-glue-point="3" svg:d="M8712 7426h-7428v-2140h502" svg:viewBox="0 0 7429 2141">
          <text:p/>
        </draw:connector>
        <draw:frame draw:style-name="gr2" draw:text-style-name="P2" draw:layer="layout" svg:width="8.89cm" svg:height="0.962cm" svg:x="1.317cm" svg:y="1.317cm">
          <draw:text-box>
            <text:p>Recursive Exponentiation</text:p>
          </draw:text-box>
        </draw:frame>
        <draw:custom-shape draw:style-name="gr3" draw:text-style-name="P3" draw:layer="layout" svg:width="2.962cm" svg:height="1.588cm" svg:x="15.11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2.254cm" svg:height="1.189cm" svg:x="15.607cm" svg:y="2.886cm">
          <draw:text-box>
            <text:p>stack</text:p>
          </draw:text-box>
        </draw:frame>
        <draw:custom-shape draw:style-name="gr3" draw:text-style-name="P3" draw:layer="layout" svg:width="2.962cm" svg:height="1.588cm" svg:x="15.117cm" svg:y="6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3.175cm" svg:height="1.673cm" svg:x="15.217cm" svg:y="6.386cm">
          <draw:text-box>
            <text:p>continue</text:p>
          </draw:text-box>
        </draw:frame>
        <draw:custom-shape draw:style-name="gr6" draw:text-style-name="P5" draw:layer="layout" svg:width="1.109cm" svg:height="1.109cm" svg:x="15.073cm" svg:y="9.3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0.949cm" svg:height="1.022cm" svg:x="15.238cm" svg:y="9.503cm">
          <draw:text-box>
            <text:p><text:span text:style-name="T1">x</text:span></text:p>
          </draw:text-box>
        </draw:frame>
        <draw:custom-shape draw:style-name="gr6" draw:text-style-name="P5" draw:layer="layout" svg:width="1.109cm" svg:height="1.109cm" svg:x="17.073cm" svg:y="9.3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0.949cm" svg:height="1.022cm" svg:x="17.238cm" svg:y="9.503cm">
          <draw:text-box>
            <text:p><text:span text:style-name="T1">x</text:span></text:p>
          </draw:text-box>
        </draw:frame>
        <draw:frame draw:style-name="gr8" draw:text-style-name="P8" draw:layer="layout" svg:width="2.128cm" svg:height="0.683cm" svg:x="13.044cm" svg:y="9.712cm">
          <draw:text-box>
            <text:p text:style-name="P7">after_exp</text:p>
          </draw:text-box>
        </draw:frame>
        <draw:frame draw:style-name="gr8" draw:text-style-name="P8" draw:layer="layout" svg:width="2.208cm" svg:height="0.683cm" svg:x="18.144cm" svg:y="9.713cm">
          <draw:text-box>
            <text:p text:style-name="P7">exp_done</text:p>
          </draw:text-box>
        </draw:frame>
        <draw:line draw:style-name="gr9" draw:text-style-name="P1" draw:layer="layout" svg:x1="15.622cm" svg:y1="9.655cm" svg:x2="15.622cm" svg:y2="7.75cm">
          <text:p/>
        </draw:line>
        <draw:custom-shape draw:style-name="gr6" draw:text-style-name="P5" draw:layer="layout" svg:width="1.109cm" svg:height="1.109cm" svg:x="15.072cm" svg:y="9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7.622cm" svg:y1="9.656cm" svg:x2="17.622cm" svg:y2="7.751cm">
          <text:p/>
        </draw:line>
        <draw:custom-shape draw:style-name="gr6" draw:text-style-name="P5" draw:layer="layout" svg:width="1.109cm" svg:height="1.109cm" svg:x="17.072cm" svg:y="9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1" draw:layer="layout" svg:x1="17.622cm" svg:y1="6.057cm" svg:x2="17.622cm" svg:y2="4.152cm">
          <text:p/>
        </draw:line>
        <draw:line draw:style-name="gr10" draw:text-style-name="P1" draw:layer="layout" svg:x1="15.67cm" svg:y1="4.175cm" svg:x2="15.67cm" svg:y2="6.08cm">
          <text:p/>
        </draw:line>
        <draw:custom-shape draw:style-name="gr11" draw:text-style-name="P9" draw:layer="layout" svg:width="0.266cm" svg:height="0.266cm" svg:x="15.505cm" svg:y="8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66cm" svg:height="0.266cm" svg:x="17.506cm" svg:y="8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66cm" svg:height="0.266cm" svg:x="17.502cm" svg:y="4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66cm" svg:height="0.266cm" svg:x="15.546cm" svg:y="4.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4" draw:id="id4" draw:layer="layout" svg:width="2.389cm" svg:height="1.588cm" svg:x="9.79cm" svg:y="2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1.17cm" svg:height="1.189cm" svg:x="10.607cm" svg:y="2.887cm">
          <draw:text-box>
            <text:p>n</text:p>
          </draw:text-box>
        </draw:frame>
        <draw:custom-shape draw:style-name="gr12" draw:text-style-name="P3" xml:id="id2" draw:id="id2" draw:layer="layout" svg:width="2.389cm" svg:height="1.588cm" svg:x="1.786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xml:id="id5" draw:id="id5" draw:layer="layout" svg:width="1.503cm" svg:height="1.673cm" svg:x="2.27cm" svg:y="4.791cm">
          <draw:text-box>
            <text:p>val</text:p>
          </draw:text-box>
        </draw:frame>
        <draw:custom-shape draw:style-name="gr13" draw:text-style-name="P5" xml:id="id6" draw:id="id6" draw:layer="layout" svg:width="2.216cm" svg:height="1.107cm" svg:x="7.991cm" svg:y="6.74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6" xml:id="id1" draw:id="id1" draw:layer="layout" svg:width="1.677cm" svg:height="1.022cm" svg:x="8.712cm" svg:y="6.915cm">
          <draw:text-box>
            <text:p><text:span text:style-name="T1">*</text:span></text:p>
          </draw:text-box>
        </draw:frame>
        <draw:custom-shape draw:style-name="gr13" draw:text-style-name="P5" draw:layer="layout" svg:width="2.216cm" svg:height="1.107cm" svg:x="11.291cm" svg:y="6.74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6" xml:id="id3" draw:id="id3" draw:layer="layout" svg:width="1.677cm" svg:height="1.022cm" svg:x="12.012cm" svg:y="6.914cm">
          <draw:text-box>
            <text:p><text:span text:style-name="T1">-</text:span></text:p>
          </draw:text-box>
        </draw:frame>
        <draw:custom-shape draw:style-name="gr6" draw:text-style-name="P5" draw:layer="layout" svg:width="1.109cm" svg:height="1.109cm" svg:x="2.587cm" svg:y="2.58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1" draw:layer="layout" svg:width="1.503cm" svg:height="0.965cm" svg:x="2.771cm" svg:y="2.892cm">
          <draw:text-box>
            <text:p text:style-name="P10">0</text:p>
          </draw:text-box>
        </draw:frame>
        <draw:custom-shape draw:style-name="gr6" draw:text-style-name="P5" draw:layer="layout" svg:width="1.109cm" svg:height="1.109cm" svg:x="10.425cm" svg:y="8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1" draw:layer="layout" svg:width="1.503cm" svg:height="0.965cm" svg:x="10.609cm" svg:y="8.925cm">
          <draw:text-box>
            <text:p text:style-name="P10">1</text:p>
          </draw:text-box>
        </draw:frame>
        <draw:line draw:style-name="gr16" draw:text-style-name="P1" draw:layer="layout" svg:x1="12.112cm" svg:y1="2.905cm" svg:x2="14.97cm" svg:y2="2.905cm">
          <text:p/>
        </draw:line>
        <draw:line draw:style-name="gr17" draw:text-style-name="P1" draw:layer="layout" svg:x1="14.97cm" svg:y1="3.857cm" svg:x2="12.43cm" svg:y2="3.857cm">
          <text:p/>
        </draw:line>
        <draw:custom-shape draw:style-name="gr11" draw:text-style-name="P9" draw:layer="layout" svg:width="0.266cm" svg:height="0.266cm" svg:x="12.947cm" svg:y="3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266cm" svg:height="0.266cm" svg:x="14.048cm" svg:y="2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1.109cm" svg:height="1.109cm" svg:x="6.397cm" svg:y="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4" draw:layer="layout" svg:width="1.018cm" svg:height="1.12cm" svg:x="6.488cm" svg:y="2.687cm">
          <draw:text-box>
            <text:p>=</text:p>
          </draw:text-box>
        </draw:frame>
        <draw:line draw:style-name="gr20" draw:text-style-name="P1" draw:layer="layout" svg:x1="11.16cm" svg:y1="4.175cm" svg:x2="12.43cm" svg:y2="6.715cm">
          <text:p/>
        </draw:line>
        <draw:line draw:style-name="gr21" draw:text-style-name="P1" draw:layer="layout" svg:x1="11.16cm" svg:y1="8.937cm" svg:x2="12.112cm" svg:y2="7.667cm">
          <text:p/>
        </draw:line>
        <draw:connector draw:style-name="gr22" draw:text-style-name="P1" draw:layer="layout" svg:x1="12.85cm" svg:y1="6.914cm" svg:x2="10.984cm" svg:y2="4.176cm" draw:start-shape="id3" draw:end-shape="id4" draw:end-glue-point="2" svg:d="M12850 6914v-1368h-1866v-1370" svg:viewBox="0 0 1867 2739">
          <text:p/>
        </draw:connector>
        <draw:line draw:style-name="gr23" draw:text-style-name="P1" draw:layer="layout" svg:x1="7.667cm" svg:y1="3.222cm" svg:x2="9.89cm" svg:y2="3.222cm">
          <text:p/>
        </draw:line>
        <draw:line draw:style-name="gr24" draw:text-style-name="P1" draw:layer="layout" svg:x1="3.54cm" svg:y1="3.222cm" svg:x2="6.397cm" svg:y2="3.222cm">
          <text:p/>
        </draw:line>
        <draw:connector draw:style-name="gr25" draw:text-style-name="P1" draw:layer="layout" draw:line-skew="-1.39cm" svg:x1="3.773cm" svg:y1="5.627cm" svg:x2="8.268cm" svg:y2="7.301cm" draw:start-shape="id5" draw:end-shape="id6" draw:end-glue-point="6" svg:d="M3773 5627h719v1674h3776" svg:viewBox="0 0 4496 1675">
          <text:p/>
        </draw:connector>
        <draw:custom-shape draw:style-name="gr12" draw:text-style-name="P3" xml:id="id7" draw:id="id7" draw:layer="layout" svg:width="2.389cm" svg:height="1.588cm" svg:x="4.986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1.503cm" svg:height="1.673cm" svg:x="5.67cm" svg:y="4.791cm">
          <draw:text-box>
            <text:p>b</text:p>
          </draw:text-box>
        </draw:frame>
        <draw:connector draw:style-name="gr26" draw:text-style-name="P1" draw:layer="layout" svg:x1="7.375cm" svg:y1="5.286cm" svg:x2="9.099cm" svg:y2="6.747cm" draw:start-shape="id7" draw:start-glue-point="1" draw:end-shape="id6" svg:d="M7375 5286h1724v1461" svg:viewBox="0 0 1725 146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6T15:52:27.387643036</meta:creation-date>
    <dc:date>2023-04-16T16:17:08.414588873</dc:date>
    <meta:editing-duration>PT2M10S</meta:editing-duration>
    <meta:editing-cycles>1</meta:editing-cycles>
    <meta:document-statistic meta:object-count="49"/>
    <meta:generator>LibreOffice/7.0.4.2$Linux_X86_64 LibreOffice_project/00$Build-2</meta:generator>
  </office:meta>
</office:document-meta>
</file>